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06cm"/>
    </style:style>
    <style:style style:name="co12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emory_acces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pintrac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Read bytes</text:p>
          </table:table-cell>
          <table:table-cell office:value-type="string" calcext:value-type="string">
            <text:p>Written bytes</text:p>
          </table:table-cell>
          <table:table-cell office:value-type="string" calcext:value-type="string">
            <text:p>Dead written bytes</text:p>
          </table:table-cell>
          <table:table-cell office:value-type="string" calcext:value-type="string">
            <text:p>New read bytes</text:p>
          </table:table-cell>
          <table:table-cell office:value-type="string" calcext:value-type="string">
            <text:p>IO Bytes</text:p>
          </table:table-cell>
          <table:table-cell office:value-type="string" calcext:value-type="string">
            <text:p>Instructions</text:p>
          </table:table-cell>
          <table:table-cell table:number-columns-repeated="2"/>
          <table:table-cell office:value-type="string" calcext:value-type="string">
            <text:p>Old read bytes</text:p>
          </table:table-cell>
          <table:table-cell office:value-type="string" calcext:value-type="string">
            <text:p>Undead writes</text:p>
          </table:table-cell>
          <table:table-cell office:value-type="string" calcext:value-type="string">
            <text:p>wr mb</text:p>
          </table:table-cell>
          <table:table-cell office:value-type="string" calcext:value-type="string">
            <text:p>awr mb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840" calcext:value-type="float">
            <text:p>35840</text:p>
          </table:table-cell>
          <table:table-cell office:value-type="float" office:value="25664" calcext:value-type="float">
            <text:p>25664</text:p>
          </table:table-cell>
          <table:table-cell office:value-type="float" office:value="35840" calcext:value-type="float">
            <text:p>35840</text:p>
          </table:table-cell>
          <table:table-cell office:value-type="float" office:value="0" calcext:value-type="float">
            <text:p>0</text:p>
          </table:table-cell>
          <table:table-cell office:value-type="float" office:value="116003" calcext:value-type="float">
            <text:p>116003</text:p>
          </table:table-cell>
          <table:table-cell office:value-type="string" calcext:value-type="string">
            <text:p>Insn-comp</text:p>
          </table:table-cell>
          <table:table-cell table:formula="of:=[.I4]+[.I9]" office:value-type="float" office:value="132673878" calcext:value-type="float">
            <text:p>132673878</text:p>
          </table:table-cell>
          <table:table-cell table:formula="of:=[.D3]-[.G3]" office:value-type="float" office:value="0" calcext:value-type="float">
            <text:p>0</text:p>
          </table:table-cell>
          <table:table-cell table:formula="of:=[.E3]-[.F3]" office:value-type="float" office:value="10176" calcext:value-type="float">
            <text:p>10176</text:p>
          </table:table-cell>
          <table:table-cell table:formula="of:=[.M3]/(1024*1024)" office:value-type="float" office:value="0.00970458984375" calcext:value-type="float">
            <text:p>0.00970458984375</text:p>
          </table:table-cell>
          <table:table-cell table:formula="of:=[.E3]/(1024*1024)" office:value-type="float" office:value="0.0341796875" calcext:value-type="float">
            <text:p>0.034179687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main</text:p>
          </table:table-cell>
          <table:table-cell office:value-type="float" office:value="64" calcext:value-type="float">
            <text:p>64</text:p>
          </table:table-cell>
          <table:table-cell office:value-type="float" office:value="5632" calcext:value-type="float">
            <text:p>563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Insn-stor</text:p>
          </table:table-cell>
          <table:table-cell table:formula="of:=[.I5]+[.I7]" office:value-type="float" office:value="156706705" calcext:value-type="float">
            <text:p>156706705</text:p>
          </table:table-cell>
          <table:table-cell table:formula="of:=[.D4]-[.G4]" office:value-type="float" office:value="5504" calcext:value-type="float">
            <text:p>5504</text:p>
          </table:table-cell>
          <table:table-cell table:formula="of:=[.E4]-[.F4]" office:value-type="float" office:value="832" calcext:value-type="float">
            <text:p>832</text:p>
          </table:table-cell>
          <table:table-cell table:formula="of:=[.M4]/(1024*1024)" office:value-type="float" office:value="0.00079345703125" calcext:value-type="float">
            <text:p>0.00079345703125</text:p>
          </table:table-cell>
          <table:table-cell table:formula="of:=[.E4]/(1024*1024)" office:value-type="float" office:value="0.00079345703125" calcext:value-type="float">
            <text:p>0.0007934570312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offloaded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%</text:p>
          </table:table-cell>
          <table:table-cell table:style-name="ce1" table:formula="of:=[.K3]/([.K3]+[.K4])" office:value-type="percentage" office:value="0.458475398123032" calcext:value-type="percentage">
            <text:p>45.85%</text:p>
          </table:table-cell>
          <table:table-cell table:formula="of:=[.D5]-[.G5]" office:value-type="float" office:value="64" calcext:value-type="float">
            <text:p>64</text:p>
          </table:table-cell>
          <table:table-cell table:formula="of:=[.E5]-[.F5]" office:value-type="float" office:value="64" calcext:value-type="float">
            <text:p>64</text:p>
          </table:table-cell>
          <table:table-cell table:formula="of:=[.M5]/(1024*1024)" office:value-type="float" office:value="0.00006103515625" calcext:value-type="float">
            <text:p>0.00006103515625</text:p>
          </table:table-cell>
          <table:table-cell table:formula="of:=[.E5]/(1024*1024)" office:value-type="float" office:value="0.00006103515625" calcext:value-type="float">
            <text:p>0.0000610351562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3328" calcext:value-type="float">
            <text:p>332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s%</text:p>
          </table:table-cell>
          <table:table-cell table:style-name="ce1" table:formula="of:=[.K4]/([.K3]+[.K4])" office:value-type="percentage" office:value="0.541524601876968" calcext:value-type="percentage">
            <text:p>54.15%</text:p>
          </table:table-cell>
          <table:table-cell table:formula="of:=[.D6]-[.G6]" office:value-type="float" office:value="2240" calcext:value-type="float">
            <text:p>2240</text:p>
          </table:table-cell>
          <table:table-cell table:formula="of:=[.E6]-[.F6]" office:value-type="float" office:value="2048" calcext:value-type="float">
            <text:p>2048</text:p>
          </table:table-cell>
          <table:table-cell table:formula="of:=[.M6]/(1024*1024)" office:value-type="float" office:value="0.001953125" calcext:value-type="float">
            <text:p>0.001953125</text:p>
          </table:table-cell>
          <table:table-cell table:formula="of:=[.E6]/(1024*1024)" office:value-type="float" office:value="0.001953125" calcext:value-type="float">
            <text:p>0.00195312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9074496" calcext:value-type="float">
            <text:p>9074496</text:p>
          </table:table-cell>
          <table:table-cell office:value-type="float" office:value="4881984" calcext:value-type="float">
            <text:p>4881984</text:p>
          </table:table-cell>
          <table:table-cell office:value-type="float" office:value="1186688" calcext:value-type="float">
            <text:p>1186688</text:p>
          </table:table-cell>
          <table:table-cell office:value-type="float" office:value="9071104" calcext:value-type="float">
            <text:p>90711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6706701" calcext:value-type="float">
            <text:p>156706701</text:p>
          </table:table-cell>
          <table:table-cell table:number-columns-repeated="2"/>
          <table:table-cell table:formula="of:=[.D7]-[.G7]" office:value-type="float" office:value="3392" calcext:value-type="float">
            <text:p>3392</text:p>
          </table:table-cell>
          <table:table-cell table:formula="of:=[.E7]-[.F7]" office:value-type="float" office:value="3695296" calcext:value-type="float">
            <text:p>3695296</text:p>
          </table:table-cell>
          <table:table-cell table:formula="of:=[.M7]/(1024*1024)" office:value-type="float" office:value="3.52410888671875" calcext:value-type="float">
            <text:p>3.52410888671875</text:p>
          </table:table-cell>
          <table:table-cell table:formula="of:=[.E7]/(1024*1024)" office:value-type="float" office:value="4.65582275390625" calcext:value-type="float">
            <text:p>4.6558227539062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704" calcext:value-type="float">
            <text:p>704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D8]-[.G8]" office:value-type="float" office:value="704" calcext:value-type="float">
            <text:p>704</text:p>
          </table:table-cell>
          <table:table-cell table:formula="of:=[.E8]-[.F8]" office:value-type="float" office:value="384" calcext:value-type="float">
            <text:p>384</text:p>
          </table:table-cell>
          <table:table-cell table:formula="of:=[.M8]/(1024*1024)" office:value-type="float" office:value="0.0003662109375" calcext:value-type="float">
            <text:p>0.0003662109375</text:p>
          </table:table-cell>
          <table:table-cell table:formula="of:=[.E8]/(1024*1024)" office:value-type="float" office:value="0.0003662109375" calcext:value-type="float">
            <text:p>0.0003662109375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6029312" calcext:value-type="float">
            <text:p>6029312</text:p>
          </table:table-cell>
          <table:table-cell table:number-columns-repeated="2" office:value-type="float" office:value="7309632" calcext:value-type="float">
            <text:p>7309632</text:p>
          </table:table-cell>
          <table:table-cell office:value-type="float" office:value="2329536" calcext:value-type="float">
            <text:p>2329536</text:p>
          </table:table-cell>
          <table:table-cell office:value-type="float" office:value="0" calcext:value-type="float">
            <text:p>0</text:p>
          </table:table-cell>
          <table:table-cell office:value-type="float" office:value="132672244" calcext:value-type="float">
            <text:p>132672244</text:p>
          </table:table-cell>
          <table:table-cell table:number-columns-repeated="2"/>
          <table:table-cell table:formula="of:=[.D9]-[.G9]" office:value-type="float" office:value="3699776" calcext:value-type="float">
            <text:p>3699776</text:p>
          </table:table-cell>
          <table:table-cell table:formula="of:=[.E9]-[.F9]" office:value-type="float" office:value="0" calcext:value-type="float">
            <text:p>0</text:p>
          </table:table-cell>
          <table:table-cell table:formula="of:=[.M9]/(1024*1024)" office:value-type="float" office:value="0" calcext:value-type="float">
            <text:p>0</text:p>
          </table:table-cell>
          <table:table-cell table:formula="of:=[.E9]/(1024*1024)" office:value-type="float" office:value="6.97100830078125" calcext:value-type="float">
            <text:p>6.9710083007812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776" calcext:value-type="float">
            <text:p>35776</text:p>
          </table:table-cell>
          <table:table-cell office:value-type="float" office:value="27008" calcext:value-type="float">
            <text:p>27008</text:p>
          </table:table-cell>
          <table:table-cell office:value-type="float" office:value="35776" calcext:value-type="float">
            <text:p>35776</text:p>
          </table:table-cell>
          <table:table-cell office:value-type="float" office:value="0" calcext:value-type="float">
            <text:p>0</text:p>
          </table:table-cell>
          <table:table-cell office:value-type="float" office:value="116030" calcext:value-type="float">
            <text:p>116030</text:p>
          </table:table-cell>
          <table:table-cell office:value-type="string" calcext:value-type="string">
            <text:p>Insn-comp</text:p>
          </table:table-cell>
          <table:table-cell table:formula="of:=[.I11]+[.I16]" office:value-type="float" office:value="7452" calcext:value-type="float">
            <text:p>7452</text:p>
          </table:table-cell>
          <table:table-cell table:formula="of:=[.D10]-[.G10]" office:value-type="float" office:value="0" calcext:value-type="float">
            <text:p>0</text:p>
          </table:table-cell>
          <table:table-cell table:formula="of:=[.E10]-[.F10]" office:value-type="float" office:value="8768" calcext:value-type="float">
            <text:p>8768</text:p>
          </table:table-cell>
          <table:table-cell table:formula="of:=[.M10]/(1024*1024)" office:value-type="float" office:value="0.00836181640625" calcext:value-type="float">
            <text:p>0.00836181640625</text:p>
          </table:table-cell>
          <table:table-cell table:formula="of:=[.E10]/(1024*1024)" office:value-type="float" office:value="0.03411865234375" calcext:value-type="float">
            <text:p>0.0341186523437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main</text:p>
          </table:table-cell>
          <table:table-cell office:value-type="float" office:value="64" calcext:value-type="float">
            <text:p>64</text:p>
          </table:table-cell>
          <table:table-cell office:value-type="float" office:value="5632" calcext:value-type="float">
            <text:p>5632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Insn-stor</text:p>
          </table:table-cell>
          <table:table-cell table:formula="of:=[.I12]+[.I14]" office:value-type="float" office:value="748698" calcext:value-type="float">
            <text:p>748698</text:p>
          </table:table-cell>
          <table:table-cell table:formula="of:=[.D11]-[.G11]" office:value-type="float" office:value="5440" calcext:value-type="float">
            <text:p>5440</text:p>
          </table:table-cell>
          <table:table-cell table:formula="of:=[.E11]-[.F11]" office:value-type="float" office:value="704" calcext:value-type="float">
            <text:p>704</text:p>
          </table:table-cell>
          <table:table-cell table:formula="of:=[.M11]/(1024*1024)" office:value-type="float" office:value="0.00067138671875" calcext:value-type="float">
            <text:p>0.00067138671875</text:p>
          </table:table-cell>
          <table:table-cell table:formula="of:=[.E11]/(1024*1024)" office:value-type="float" office:value="0.00067138671875" calcext:value-type="float">
            <text:p>0.0006713867187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%</text:p>
          </table:table-cell>
          <table:table-cell table:style-name="ce1" table:formula="of:=[.K10]/([.K10]+[.K11])" office:value-type="percentage" office:value="0.009855187462805" calcext:value-type="percentage">
            <text:p>0.99%</text:p>
          </table:table-cell>
          <table:table-cell table:formula="of:=[.D12]-[.G12]" office:value-type="float" office:value="0" calcext:value-type="float">
            <text:p>0</text:p>
          </table:table-cell>
          <table:table-cell table:formula="of:=[.E12]-[.F12]" office:value-type="float" office:value="64" calcext:value-type="float">
            <text:p>64</text:p>
          </table:table-cell>
          <table:table-cell table:formula="of:=[.M12]/(1024*1024)" office:value-type="float" office:value="0.00006103515625" calcext:value-type="float">
            <text:p>0.00006103515625</text:p>
          </table:table-cell>
          <table:table-cell table:formula="of:=[.E12]/(1024*1024)" office:value-type="float" office:value="0.00006103515625" calcext:value-type="float">
            <text:p>0.0000610351562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3264" calcext:value-type="float">
            <text:p>3264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%</text:p>
          </table:table-cell>
          <table:table-cell table:style-name="ce1" table:formula="of:=[.K11]/([.K10]+[.K11])" office:value-type="percentage" office:value="0.990144812537195" calcext:value-type="percentage">
            <text:p>99.01%</text:p>
          </table:table-cell>
          <table:table-cell table:formula="of:=[.D13]-[.G13]" office:value-type="float" office:value="2176" calcext:value-type="float">
            <text:p>2176</text:p>
          </table:table-cell>
          <table:table-cell table:formula="of:=[.E13]-[.F13]" office:value-type="float" office:value="1408" calcext:value-type="float">
            <text:p>1408</text:p>
          </table:table-cell>
          <table:table-cell table:formula="of:=[.M13]/(1024*1024)" office:value-type="float" office:value="0.0013427734375" calcext:value-type="float">
            <text:p>0.0013427734375</text:p>
          </table:table-cell>
          <table:table-cell table:formula="of:=[.E13]/(1024*1024)" office:value-type="float" office:value="0.001953125" calcext:value-type="float">
            <text:p>0.00195312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4195584" calcext:value-type="float">
            <text:p>4195584</text:p>
          </table:table-cell>
          <table:table-cell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748696" calcext:value-type="float">
            <text:p>748696</text:p>
          </table:table-cell>
          <table:table-cell table:number-columns-repeated="2"/>
          <table:table-cell table:formula="of:=[.D14]-[.G14]" office:value-type="float" office:value="1280" calcext:value-type="float">
            <text:p>1280</text:p>
          </table:table-cell>
          <table:table-cell table:formula="of:=[.E14]-[.F14]" office:value-type="float" office:value="704" calcext:value-type="float">
            <text:p>704</text:p>
          </table:table-cell>
          <table:table-cell table:formula="of:=[.M14]/(1024*1024)" office:value-type="float" office:value="0.00067138671875" calcext:value-type="float">
            <text:p>0.00067138671875</text:p>
          </table:table-cell>
          <table:table-cell table:formula="of:=[.E14]/(1024*1024)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[.D15]-[.G15]" office:value-type="float" office:value="640" calcext:value-type="float">
            <text:p>640</text:p>
          </table:table-cell>
          <table:table-cell table:formula="of:=[.E15]-[.F15]" office:value-type="float" office:value="320" calcext:value-type="float">
            <text:p>320</text:p>
          </table:table-cell>
          <table:table-cell table:formula="of:=[.M15]/(1024*1024)" office:value-type="float" office:value="0.00030517578125" calcext:value-type="float">
            <text:p>0.00030517578125</text:p>
          </table:table-cell>
          <table:table-cell table:formula="of:=[.E15]/(1024*1024)" office:value-type="float" office:value="0.0003662109375" calcext:value-type="float">
            <text:p>0.0003662109375</text:p>
          </table:table-cell>
        </table:table-row>
        <table:table-row table:style-name="ro1">
          <table:table-cell office:value-type="string" calcext:value-type="string">
            <text:p>pintraces/substr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6528" calcext:value-type="float">
            <text:p>652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5624" calcext:value-type="float">
            <text:p>5624</text:p>
          </table:table-cell>
          <table:table-cell table:number-columns-repeated="2"/>
          <table:table-cell table:formula="of:=[.D16]-[.G16]" office:value-type="float" office:value="4992" calcext:value-type="float">
            <text:p>4992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[.M16]/(1024*1024)" office:value-type="float" office:value="0" calcext:value-type="float">
            <text:p>0</text:p>
          </table:table-cell>
          <table:table-cell table:formula="of:=[.E16]/(1024*1024)" office:value-type="float" office:value="0.0029296875" calcext:value-type="float">
            <text:p>0.002929687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584" calcext:value-type="float">
            <text:p>35584</text:p>
          </table:table-cell>
          <table:table-cell office:value-type="float" office:value="25344" calcext:value-type="float">
            <text:p>25344</text:p>
          </table:table-cell>
          <table:table-cell office:value-type="float" office:value="35584" calcext:value-type="float">
            <text:p>35584</text:p>
          </table:table-cell>
          <table:table-cell office:value-type="float" office:value="0" calcext:value-type="float">
            <text:p>0</text:p>
          </table:table-cell>
          <table:table-cell office:value-type="float" office:value="115949" calcext:value-type="float">
            <text:p>115949</text:p>
          </table:table-cell>
          <table:table-cell office:value-type="string" calcext:value-type="string">
            <text:p>Insn-comp</text:p>
          </table:table-cell>
          <table:table-cell table:style-name="ce3" table:formula="of:=[.I18]+[.I23]" office:value-type="float" office:value="12395426" calcext:value-type="float">
            <text:p>12,395,426</text:p>
          </table:table-cell>
          <table:table-cell table:formula="of:=[.D17]-[.G17]" office:value-type="float" office:value="0" calcext:value-type="float">
            <text:p>0</text:p>
          </table:table-cell>
          <table:table-cell table:formula="of:=[.E17]-[.F17]" office:value-type="float" office:value="10240" calcext:value-type="float">
            <text:p>10240</text:p>
          </table:table-cell>
          <table:table-cell table:formula="of:=[.M17]/(1024*1024)" office:value-type="float" office:value="0.009765625" calcext:value-type="float">
            <text:p>0.009765625</text:p>
          </table:table-cell>
          <table:table-cell table:formula="of:=[.E17]/(1024*1024)" office:value-type="float" office:value="0.033935546875" calcext:value-type="float">
            <text:p>0.03393554687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main</text:p>
          </table:table-cell>
          <table:table-cell office:value-type="float" office:value="64" calcext:value-type="float">
            <text:p>64</text:p>
          </table:table-cell>
          <table:table-cell office:value-type="float" office:value="5312" calcext:value-type="float">
            <text:p>531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Insn-stor</text:p>
          </table:table-cell>
          <table:table-cell table:style-name="ce3" table:formula="of:=[.I19]+[.I21]" office:value-type="float" office:value="27860882" calcext:value-type="float">
            <text:p>27,860,882</text:p>
          </table:table-cell>
          <table:table-cell table:formula="of:=[.D18]-[.G18]" office:value-type="float" office:value="5056" calcext:value-type="float">
            <text:p>5056</text:p>
          </table:table-cell>
          <table:table-cell table:formula="of:=[.E18]-[.F18]" office:value-type="float" office:value="512" calcext:value-type="float">
            <text:p>512</text:p>
          </table:table-cell>
          <table:table-cell table:formula="of:=[.M18]/(1024*1024)" office:value-type="float" office:value="0.00048828125" calcext:value-type="float">
            <text:p>0.00048828125</text:p>
          </table:table-cell>
          <table:table-cell table:formula="of:=[.E18]/(1024*1024)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%</text:p>
          </table:table-cell>
          <table:table-cell table:style-name="ce1" table:formula="of:=[.K17]/([.K17]+[.K18])" office:value-type="percentage" office:value="0.307912638188281" calcext:value-type="percentage">
            <text:p>30.79%</text:p>
          </table:table-cell>
          <table:table-cell table:formula="of:=[.D19]-[.G19]" office:value-type="float" office:value="0" calcext:value-type="float">
            <text:p>0</text:p>
          </table:table-cell>
          <table:table-cell table:formula="of:=[.E19]-[.F19]" office:value-type="float" office:value="64" calcext:value-type="float">
            <text:p>64</text:p>
          </table:table-cell>
          <table:table-cell table:formula="of:=[.M19]/(1024*1024)" office:value-type="float" office:value="0.00006103515625" calcext:value-type="float">
            <text:p>0.00006103515625</text:p>
          </table:table-cell>
          <table:table-cell table:formula="of:=[.E19]/(1024*1024)" office:value-type="float" office:value="0.00006103515625" calcext:value-type="float">
            <text:p>0.0000610351562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5504" calcext:value-type="float">
            <text:p>550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s%</text:p>
          </table:table-cell>
          <table:table-cell table:style-name="ce1" table:formula="of:=[.K18]/([.K17]+[.K18])" office:value-type="percentage" office:value="0.692087361811719" calcext:value-type="percentage">
            <text:p>69.21%</text:p>
          </table:table-cell>
          <table:table-cell table:formula="of:=[.D20]-[.G20]" office:value-type="float" office:value="1984" calcext:value-type="float">
            <text:p>1984</text:p>
          </table:table-cell>
          <table:table-cell table:formula="of:=[.E20]-[.F20]" office:value-type="float" office:value="3584" calcext:value-type="float">
            <text:p>3584</text:p>
          </table:table-cell>
          <table:table-cell table:formula="of:=[.M20]/(1024*1024)" office:value-type="float" office:value="0.00341796875" calcext:value-type="float">
            <text:p>0.00341796875</text:p>
          </table:table-cell>
          <table:table-cell table:formula="of:=[.E20]/(1024*1024)" office:value-type="float" office:value="0.00390625" calcext:value-type="float">
            <text:p>0.0039062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1574528" calcext:value-type="float">
            <text:p>1574528</text:p>
          </table:table-cell>
          <table:table-cell office:value-type="float" office:value="1417088" calcext:value-type="float">
            <text:p>1417088</text:p>
          </table:table-cell>
          <table:table-cell office:value-type="float" office:value="644800" calcext:value-type="float">
            <text:p>644800</text:p>
          </table:table-cell>
          <table:table-cell office:value-type="float" office:value="1567872" calcext:value-type="float">
            <text:p>1567872</text:p>
          </table:table-cell>
          <table:table-cell office:value-type="float" office:value="157807" calcext:value-type="float">
            <text:p>157807</text:p>
          </table:table-cell>
          <table:table-cell office:value-type="float" office:value="27860880" calcext:value-type="float">
            <text:p>27860880</text:p>
          </table:table-cell>
          <table:table-cell table:number-columns-repeated="2"/>
          <table:table-cell table:formula="of:=[.D21]-[.G21]" office:value-type="float" office:value="6656" calcext:value-type="float">
            <text:p>6656</text:p>
          </table:table-cell>
          <table:table-cell table:formula="of:=[.E21]-[.F21]" office:value-type="float" office:value="772288" calcext:value-type="float">
            <text:p>772288</text:p>
          </table:table-cell>
          <table:table-cell table:formula="of:=[.M21]/(1024*1024)" office:value-type="float" office:value="0.73651123046875" calcext:value-type="float">
            <text:p>0.73651123046875</text:p>
          </table:table-cell>
          <table:table-cell table:formula="of:=[.E21]/(1024*1024)" office:value-type="float" office:value="1.3514404296875" calcext:value-type="float">
            <text:p>1.351440429687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576" calcext:value-type="float">
            <text:p>57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D22]-[.G22]" office:value-type="float" office:value="576" calcext:value-type="float">
            <text:p>576</text:p>
          </table:table-cell>
          <table:table-cell table:formula="of:=[.E22]-[.F22]" office:value-type="float" office:value="256" calcext:value-type="float">
            <text:p>256</text:p>
          </table:table-cell>
          <table:table-cell table:formula="of:=[.M22]/(1024*1024)" office:value-type="float" office:value="0.000244140625" calcext:value-type="float">
            <text:p>0.000244140625</text:p>
          </table:table-cell>
          <table:table-cell table:formula="of:=[.E22]/(1024*1024)" office:value-type="float" office:value="0.000244140625" calcext:value-type="float">
            <text:p>0.000244140625</text:p>
          </table:table-cell>
        </table:table-row>
        <table:table-row table:style-name="ro1">
          <table:table-cell office:value-type="string" calcext:value-type="string">
            <text:p>pintraces/thumbnailer_decode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219648" calcext:value-type="float">
            <text:p>1219648</text:p>
          </table:table-cell>
          <table:table-cell table:number-columns-repeated="2" office:value-type="float" office:value="577280" calcext:value-type="float">
            <text:p>577280</text:p>
          </table:table-cell>
          <table:table-cell office:value-type="float" office:value="441792" calcext:value-type="float">
            <text:p>441792</text:p>
          </table:table-cell>
          <table:table-cell office:value-type="float" office:value="0" calcext:value-type="float">
            <text:p>0</text:p>
          </table:table-cell>
          <table:table-cell office:value-type="float" office:value="12393873" calcext:value-type="float">
            <text:p>12393873</text:p>
          </table:table-cell>
          <table:table-cell/>
          <table:table-cell table:style-name="ce1"/>
          <table:table-cell table:formula="of:=[.D23]-[.G23]" office:value-type="float" office:value="777856" calcext:value-type="float">
            <text:p>777856</text:p>
          </table:table-cell>
          <table:table-cell table:formula="of:=[.E23]-[.F23]" office:value-type="float" office:value="0" calcext:value-type="float">
            <text:p>0</text:p>
          </table:table-cell>
          <table:table-cell table:formula="of:=[.M23]/(1024*1024)" office:value-type="float" office:value="0" calcext:value-type="float">
            <text:p>0</text:p>
          </table:table-cell>
          <table:table-cell table:formula="of:=[.E23]/(1024*1024)" office:value-type="float" office:value="0.550537109375" calcext:value-type="float">
            <text:p>0.55053710937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712" calcext:value-type="float">
            <text:p>35712</text:p>
          </table:table-cell>
          <table:table-cell office:value-type="float" office:value="26112" calcext:value-type="float">
            <text:p>26112</text:p>
          </table:table-cell>
          <table:table-cell office:value-type="float" office:value="35712" calcext:value-type="float">
            <text:p>35712</text:p>
          </table:table-cell>
          <table:table-cell office:value-type="float" office:value="0" calcext:value-type="float">
            <text:p>0</text:p>
          </table:table-cell>
          <table:table-cell office:value-type="float" office:value="116050" calcext:value-type="float">
            <text:p>116050</text:p>
          </table:table-cell>
          <table:table-cell office:value-type="string" calcext:value-type="string">
            <text:p>Insn-comp</text:p>
          </table:table-cell>
          <table:table-cell table:style-name="ce3" table:formula="of:=[.I25]+[.I30]" office:value-type="float" office:value="305306318" calcext:value-type="float">
            <text:p>305,306,318</text:p>
          </table:table-cell>
          <table:table-cell table:formula="of:=[.D24]-[.G24]" office:value-type="float" office:value="0" calcext:value-type="float">
            <text:p>0</text:p>
          </table:table-cell>
          <table:table-cell table:formula="of:=[.E24]-[.F24]" office:value-type="float" office:value="9600" calcext:value-type="float">
            <text:p>9600</text:p>
          </table:table-cell>
          <table:table-cell table:formula="of:=[.M24]/(1024*1024)" office:value-type="float" office:value="0.0091552734375" calcext:value-type="float">
            <text:p>0.0091552734375</text:p>
          </table:table-cell>
          <table:table-cell table:formula="of:=[.E24]/(1024*1024)" office:value-type="float" office:value="0.0340576171875" calcext:value-type="float">
            <text:p>0.034057617187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main</text:p>
          </table:table-cell>
          <table:table-cell office:value-type="float" office:value="64" calcext:value-type="float">
            <text:p>64</text:p>
          </table:table-cell>
          <table:table-cell office:value-type="float" office:value="5312" calcext:value-type="float">
            <text:p>531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Insn-stor</text:p>
          </table:table-cell>
          <table:table-cell table:style-name="ce3" table:formula="of:=[.I26]+[.I28]" office:value-type="float" office:value="7763631587" calcext:value-type="float">
            <text:p>7,763,631,587</text:p>
          </table:table-cell>
          <table:table-cell table:formula="of:=[.D25]-[.G25]" office:value-type="float" office:value="5248" calcext:value-type="float">
            <text:p>5248</text:p>
          </table:table-cell>
          <table:table-cell table:formula="of:=[.E25]-[.F25]" office:value-type="float" office:value="512" calcext:value-type="float">
            <text:p>512</text:p>
          </table:table-cell>
          <table:table-cell table:formula="of:=[.M25]/(1024*1024)" office:value-type="float" office:value="0.00048828125" calcext:value-type="float">
            <text:p>0.00048828125</text:p>
          </table:table-cell>
          <table:table-cell table:formula="of:=[.E25]/(1024*1024)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%</text:p>
          </table:table-cell>
          <table:table-cell table:style-name="ce1" table:formula="of:=[.K24]/([.K24]+[.K25])" office:value-type="percentage" office:value="0.0378372372664826" calcext:value-type="percentage">
            <text:p>3.78%</text:p>
          </table:table-cell>
          <table:table-cell table:formula="of:=[.D26]-[.G26]" office:value-type="float" office:value="128" calcext:value-type="float">
            <text:p>128</text:p>
          </table:table-cell>
          <table:table-cell table:formula="of:=[.E26]-[.F26]" office:value-type="float" office:value="192" calcext:value-type="float">
            <text:p>192</text:p>
          </table:table-cell>
          <table:table-cell table:formula="of:=[.M26]/(1024*1024)" office:value-type="float" office:value="0.00018310546875" calcext:value-type="float">
            <text:p>0.00018310546875</text:p>
          </table:table-cell>
          <table:table-cell table:formula="of:=[.E26]/(1024*1024)" office:value-type="float" office:value="0.00018310546875" calcext:value-type="float">
            <text:p>0.0001831054687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2432" calcext:value-type="float">
            <text:p>2432</text:p>
          </table:table-cell>
          <table:table-cell office:value-type="float" office:value="512" calcext:value-type="float">
            <text:p>512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s%</text:p>
          </table:table-cell>
          <table:table-cell table:style-name="ce1" table:formula="of:=[.K25]/([.K24]+[.K25])" office:value-type="percentage" office:value="0.962162762733517" calcext:value-type="percentage">
            <text:p>96.22%</text:p>
          </table:table-cell>
          <table:table-cell table:formula="of:=[.D27]-[.G27]" office:value-type="float" office:value="1856" calcext:value-type="float">
            <text:p>1856</text:p>
          </table:table-cell>
          <table:table-cell table:formula="of:=[.E27]-[.F27]" office:value-type="float" office:value="1920" calcext:value-type="float">
            <text:p>1920</text:p>
          </table:table-cell>
          <table:table-cell table:formula="of:=[.M27]/(1024*1024)" office:value-type="float" office:value="0.0018310546875" calcext:value-type="float">
            <text:p>0.0018310546875</text:p>
          </table:table-cell>
          <table:table-cell table:formula="of:=[.E27]/(1024*1024)" office:value-type="float" office:value="0.0023193359375" calcext:value-type="float">
            <text:p>0.002319335937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64483008" calcext:value-type="float">
            <text:p>64483008</text:p>
          </table:table-cell>
          <table:table-cell office:value-type="float" office:value="60279552" calcext:value-type="float">
            <text:p>60279552</text:p>
          </table:table-cell>
          <table:table-cell office:value-type="float" office:value="57969792" calcext:value-type="float">
            <text:p>57969792</text:p>
          </table:table-cell>
          <table:table-cell office:value-type="float" office:value="64479040" calcext:value-type="float">
            <text:p>64479040</text:p>
          </table:table-cell>
          <table:table-cell office:value-type="float" office:value="7840016" calcext:value-type="float">
            <text:p>7840016</text:p>
          </table:table-cell>
          <table:table-cell office:value-type="float" office:value="7763631572" calcext:value-type="float">
            <text:p>7763631572</text:p>
          </table:table-cell>
          <table:table-cell table:number-columns-repeated="2"/>
          <table:table-cell table:formula="of:=[.D28]-[.G28]" office:value-type="float" office:value="3968" calcext:value-type="float">
            <text:p>3968</text:p>
          </table:table-cell>
          <table:table-cell table:formula="of:=[.E28]-[.F28]" office:value-type="float" office:value="2309760" calcext:value-type="float">
            <text:p>2309760</text:p>
          </table:table-cell>
          <table:table-cell table:formula="of:=[.M28]/(1024*1024)" office:value-type="float" office:value="2.2027587890625" calcext:value-type="float">
            <text:p>2.2027587890625</text:p>
          </table:table-cell>
          <table:table-cell table:formula="of:=[.E28]/(1024*1024)" office:value-type="float" office:value="57.487060546875" calcext:value-type="float">
            <text:p>57.48706054687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[.D29]-[.G29]" office:value-type="float" office:value="640" calcext:value-type="float">
            <text:p>640</text:p>
          </table:table-cell>
          <table:table-cell table:formula="of:=[.E29]-[.F29]" office:value-type="float" office:value="320" calcext:value-type="float">
            <text:p>320</text:p>
          </table:table-cell>
          <table:table-cell table:formula="of:=[.M29]/(1024*1024)" office:value-type="float" office:value="0.00030517578125" calcext:value-type="float">
            <text:p>0.00030517578125</text:p>
          </table:table-cell>
          <table:table-cell table:formula="of:=[.E29]/(1024*1024)" office:value-type="float" office:value="0.00030517578125" calcext:value-type="float">
            <text:p>0.00030517578125</text:p>
          </table:table-cell>
        </table:table-row>
        <table:table-row table:style-name="ro1">
          <table:table-cell office:value-type="string" calcext:value-type="string">
            <text:p>pintraces/pcakmm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5680192" calcext:value-type="float">
            <text:p>5680192</text:p>
          </table:table-cell>
          <table:table-cell table:number-columns-repeated="2" office:value-type="float" office:value="4396544" calcext:value-type="float">
            <text:p>4396544</text:p>
          </table:table-cell>
          <table:table-cell office:value-type="float" office:value="3366528" calcext:value-type="float">
            <text:p>3366528</text:p>
          </table:table-cell>
          <table:table-cell office:value-type="float" office:value="0" calcext:value-type="float">
            <text:p>0</text:p>
          </table:table-cell>
          <table:table-cell office:value-type="float" office:value="305304764" calcext:value-type="float">
            <text:p>305304764</text:p>
          </table:table-cell>
          <table:table-cell table:number-columns-repeated="2"/>
          <table:table-cell table:formula="of:=[.D30]-[.G30]" office:value-type="float" office:value="2313664" calcext:value-type="float">
            <text:p>2313664</text:p>
          </table:table-cell>
          <table:table-cell table:formula="of:=[.E30]-[.F30]" office:value-type="float" office:value="0" calcext:value-type="float">
            <text:p>0</text:p>
          </table:table-cell>
          <table:table-cell table:formula="of:=[.M30]/(1024*1024)" office:value-type="float" office:value="0" calcext:value-type="float">
            <text:p>0</text:p>
          </table:table-cell>
          <table:table-cell table:formula="of:=[.E30]/(1024*1024)" office:value-type="float" office:value="4.19287109375" calcext:value-type="float">
            <text:p>4.192871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29:17.3869171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8T16:08:08.349362459</dc:date>
    <meta:editing-duration>PT3H41M7S</meta:editing-duration>
    <meta:editing-cycles>7</meta:editing-cycles>
    <meta:generator>LibreOffice/7.2.1.2$Linux_X86_64 LibreOffice_project/20$Build-2</meta:generator>
    <meta:document-statistic meta:table-count="1" meta:cell-count="410" meta:object-count="0"/>
  </office:meta>
</office:document-meta>
</file>